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B0000017BB0F90383C398999B.png" manifest:media-type="image/png"/>
  <manifest:file-entry manifest:full-path="Pictures/100003090000272A0000272A319B40E73C722726.svg" manifest:media-type="image/svg+xml"/>
  <manifest:file-entry manifest:full-path="Pictures/100000010000017B0000017BA10DBA5F0E74FBD3.png" manifest:media-type="image/png"/>
  <manifest:file-entry manifest:full-path="Pictures/1000043A0000272A0000272A33C9BE93AA780422.svg" manifest:media-type="image/svg+xml"/>
  <manifest:file-entry manifest:full-path="Pictures/100003BE0000272A0000272A00D1888919CD525F.svg" manifest:media-type="image/svg+xml"/>
  <manifest:file-entry manifest:full-path="Pictures/100000010000017B0000017B5E0671CB5E895D34.png" manifest:media-type="image/png"/>
  <manifest:file-entry manifest:full-path="Pictures/100000010000017B0000017B3FA6DCB6B672462F.png" manifest:media-type="image/png"/>
  <manifest:file-entry manifest:full-path="Pictures/100004EF0000272A0000272AEDFF5B2F23137C77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="none" draw:fill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40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4" draw:name="Text Frame 1" draw:style-name="gr1" draw:text-style-name="P1" svg:width="1.932cm" svg:height="1.403cm" svg:x="3.168cm" svg:y="8.664cm"><draw:text-box><text:p>37</text:p><text:p/></draw:text-box></draw:frame><draw:frame text:anchor-type="paragraph" draw:z-index="5" draw:name="Text Frame 2" draw:style-name="gr1" draw:text-style-name="P1" svg:width="1.932cm" svg:height="1.463cm" svg:x="3.168cm" svg:y="16.708cm"><draw:text-box><text:p>38</text:p><text:p/><text:p/></draw:text-box></draw:frame><draw:frame text:anchor-type="paragraph" draw:z-index="6" draw:name="Text Frame 3" draw:style-name="gr1" draw:text-style-name="P1" svg:width="1.932cm" svg:height="1.463cm" svg:x="13.672cm" svg:y="8.717cm"><draw:text-box><text:p>39</text:p><text:p/><text:p/></draw:text-box></draw:frame><draw:frame text:anchor-type="paragraph" draw:z-index="7" draw:name="Text Frame 4" draw:style-name="gr1" draw:text-style-name="P1" svg:width="1.932cm" svg:height="1.403cm" svg:x="13.698cm" svg:y="16.681cm"><draw:text-box><text:p>40</text:p><text:p/></draw:text-box></draw:frame><draw:frame draw:style-name="fr1" draw:name="Image1" text:anchor-type="char" svg:x="-1.646cm" svg:y="-1.561cm" svg:width="9.999cm" svg:height="9.999cm" draw:z-index="0"><draw:image xlink:href="Pictures/100004EF0000272A0000272AEDFF5B2F23137C77.svg" xlink:type="simple" xlink:show="embed" xlink:actuate="onLoad" draw:mime-type="image/svg+xml"/><draw:image xlink:href="Pictures/100000010000017B0000017B5E0671CB5E895D34.png" xlink:type="simple" xlink:show="embed" xlink:actuate="onLoad" draw:mime-type="image/png"/></draw:frame><draw:frame draw:style-name="fr1" draw:name="Image2" text:anchor-type="char" svg:x="-1.646cm" svg:y="17.277cm" svg:width="9.999cm" svg:height="9.999cm" draw:z-index="1"><draw:image xlink:href="Pictures/100003BE0000272A0000272A00D1888919CD525F.svg" xlink:type="simple" xlink:show="embed" xlink:actuate="onLoad" draw:mime-type="image/svg+xml"/><draw:image xlink:href="Pictures/100000010000017B0000017BA10DBA5F0E74FBD3.png" xlink:type="simple" xlink:show="embed" xlink:actuate="onLoad" draw:mime-type="image/png"/></draw:frame><draw:frame draw:style-name="fr1" draw:name="Image3" text:anchor-type="char" svg:x="8.737cm" svg:y="-1.482cm" svg:width="9.999cm" svg:height="9.999cm" draw:z-index="2"><draw:image xlink:href="Pictures/1000043A0000272A0000272A33C9BE93AA780422.svg" xlink:type="simple" xlink:show="embed" xlink:actuate="onLoad" draw:mime-type="image/svg+xml"/><draw:image xlink:href="Pictures/100000010000017B0000017B3FA6DCB6B672462F.png" xlink:type="simple" xlink:show="embed" xlink:actuate="onLoad" draw:mime-type="image/png"/></draw:frame><draw:frame draw:style-name="fr1" draw:name="Image4" text:anchor-type="char" svg:x="8.7cm" svg:y="17.357cm" svg:width="9.999cm" svg:height="9.999cm" draw:z-index="3"><draw:image xlink:href="Pictures/100003090000272A0000272A319B40E73C722726.svg" xlink:type="simple" xlink:show="embed" xlink:actuate="onLoad" draw:mime-type="image/svg+xml"/><draw:image xlink:href="Pictures/100000010000017B0000017BB0F90383C398999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11:12:15.551116799</meta:creation-date>
    <dc:date>2023-05-16T11:14:21.464409130</dc:date>
    <meta:editing-duration>PT2M6S</meta:editing-duration>
    <meta:editing-cycles>1</meta:editing-cycles>
    <meta:document-statistic meta:table-count="0" meta:image-count="4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